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2.1531944444444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Yearly Average of 'air_temperature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alpha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aod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asymmetry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cld_opd_dcomp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cld_reff_dcomp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clearsky_dhi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clearsky_dni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clearsky_ghi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cloud_press_acha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cloud_type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dew_point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dhi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dni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ghi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Average of 'meta'</text:p>
          </table:table-cell>
          <table:table-cell office:value-type="string" table:style-name="ce1">
            <text:p>exclu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Average of 'ozon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Average of 'relative_humidity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Average of 'solar_zenith_angl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Average of 'ss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Average of 'surface_albedo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Average of 'surface_pressur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Average of 'total_precipitable_water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Average of 'wind_direction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air_temperatur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alph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ao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asymmetry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cld_opd_dcomp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cld_reff_dcomp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clearsky_dhi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clearsky_dni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clearsky_ghi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cloud_press_ach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cloud_typ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dew_point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dhi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dni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ghi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met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ozon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relative_humidity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solar_zenith_angl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ss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surface_albedo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surface_pressur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total_precipitable_water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Standard Deviation of 'wind_direction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rly % Time Temperature is &lt;30 F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Temperature is &gt;=30 and &lt;50 F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Temperature is &gt;=50 and &lt;70 F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Temperature is &gt;=70 and &lt;90 F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Temperature is &gt;=90 and &lt;110 F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Temperature is &gt;=110 F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Wind Speed is &lt;5 mph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Wind Speed is &gt;=5 and &lt;10 mph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Wind Speed is &gt;=10 and &lt;15 mph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Wind Speed is &gt;=15 and &lt;20 mph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Wind Speed is &gt;=20 and &lt;25 mph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 % Time Wind Speed is &gt;25 mph</text:p>
          </table:table-cell>
          <table:table-cell office:value-type="string" table:style-name="ce1">
            <text:p>(will be a value between 0 and 1)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명용환</meta:initial-creator>
    <dc:creator>명용환</dc:creator>
    <meta:creation-date>2022-03-26T11:18:44Z</meta:creation-date>
    <dc:date>2022-03-26T22:03:29Z</dc:date>
    <meta:editing-cycles>1</meta:editing-cycles>
    <meta:editing-duration>PT75S</meta:editing-duration>
  </office:meta>
</office:document-meta>
</file>